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06137.824411" calcext:value-type="float">
            <text:p>1006137.824411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9855.677443" calcext:value-type="float">
            <text:p>1019855.677443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408941.020304" calcext:value-type="float">
            <text:p>408941.020304</text:p>
          </table:table-cell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33624.287277" calcext:value-type="float">
            <text:p>233624.287277</text:p>
          </table:table-cell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5138.453704" calcext:value-type="float">
            <text:p>125138.453704</text:p>
          </table:table-cell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839.878139" calcext:value-type="float">
            <text:p>118839.878139</text:p>
          </table:table-cell>
        </table:table-row>
        <table:table-row table:style-name="ro1">
          <table:table-cell table:formula="of:=[.A7]" office:value-type="string" office:string-value="c3.4xlarge" calcext:value-type="string">
            <text:p>c3.4xlarge</text:p>
          </table:table-cell>
          <table:table-cell table:formula="of:=[.$B$2]*[.D8]" office:value-type="float" office:value="512" calcext:value-type="float">
            <text:p>512</text:p>
          </table:table-cell>
          <table:table-cell table:formula="of:=[.$C$2]*[.D8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0" calcext:value-type="float">
            <text:p>2560</text:p>
          </table:table-cell>
          <table:table-cell office:value-type="float" office:value="111234.904902" calcext:value-type="float">
            <text:p>111234.904902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08771.020763" calcext:value-type="float">
            <text:p>1208771.020763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2560" calcext:value-type="float">
            <text:p>2560</text:p>
          </table:table-cell>
          <table:table-cell table:formula="of:=[.I2]" office:value-type="float" office:value="7680" calcext:value-type="float">
            <text:p>7680</text:p>
          </table:table-cell>
          <table:table-cell table:formula="of:=[.J2]" office:value-type="float" office:value="7641.79" calcext:value-type="float">
            <text:p>7641.79</text:p>
          </table:table-cell>
          <table:table-cell office:value-type="float" office:value="1195969.410369" calcext:value-type="float">
            <text:p>1195969.410369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2560" calcext:value-type="float">
            <text:p>2560</text:p>
          </table:table-cell>
          <table:table-cell table:formula="of:=[.I3]" office:value-type="float" office:value="7680" calcext:value-type="float">
            <text:p>7680</text:p>
          </table:table-cell>
          <table:table-cell table:formula="of:=[.J3]" office:value-type="float" office:value="7641.79" calcext:value-type="float">
            <text:p>7641.79</text:p>
          </table:table-cell>
          <table:table-cell office:value-type="float" office:value="472126.086749" calcext:value-type="float">
            <text:p>472126.086749</text:p>
          </table:table-cell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2560" calcext:value-type="float">
            <text:p>2560</text:p>
          </table:table-cell>
          <table:table-cell table:formula="of:=[.I4]" office:value-type="float" office:value="7680" calcext:value-type="float">
            <text:p>7680</text:p>
          </table:table-cell>
          <table:table-cell table:formula="of:=[.J4]" office:value-type="float" office:value="7641.79" calcext:value-type="float">
            <text:p>7641.79</text:p>
          </table:table-cell>
          <table:table-cell office:value-type="float" office:value="262519.425309" calcext:value-type="float">
            <text:p>262519.425309</text:p>
          </table:table-cell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2560" calcext:value-type="float">
            <text:p>2560</text:p>
          </table:table-cell>
          <table:table-cell table:formula="of:=[.I5]" office:value-type="float" office:value="7680" calcext:value-type="float">
            <text:p>7680</text:p>
          </table:table-cell>
          <table:table-cell table:formula="of:=[.J5]" office:value-type="float" office:value="7641.79" calcext:value-type="float">
            <text:p>7641.79</text:p>
          </table:table-cell>
          <table:table-cell office:value-type="float" office:value="125623.867725" calcext:value-type="float">
            <text:p>125623.867725</text:p>
          </table:table-cell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2560" calcext:value-type="float">
            <text:p>2560</text:p>
          </table:table-cell>
          <table:table-cell table:formula="of:=[.I6]" office:value-type="float" office:value="7680" calcext:value-type="float">
            <text:p>7680</text:p>
          </table:table-cell>
          <table:table-cell table:formula="of:=[.J6]" office:value-type="float" office:value="7641.79" calcext:value-type="float">
            <text:p>7641.79</text:p>
          </table:table-cell>
          <table:table-cell office:value-type="float" office:value="149874.920941" calcext:value-type="float">
            <text:p>149874.920941</text:p>
          </table:table-cell>
        </table:table-row>
        <table:table-row table:style-name="ro1">
          <table:table-cell table:formula="of:=[.A7]" office:value-type="string" office:string-value="c3.4xlarge" calcext:value-type="string">
            <text:p>c3.4xlarge</text:p>
          </table:table-cell>
          <table:table-cell table:formula="of:=[.$B$2]*[.D8]" office:value-type="float" office:value="512" calcext:value-type="float">
            <text:p>512</text:p>
          </table:table-cell>
          <table:table-cell table:formula="of:=[.$C$2]*[.D8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5120" calcext:value-type="float">
            <text:p>5120</text:p>
          </table:table-cell>
          <table:table-cell office:value-type="float" office:value="122980.164493" calcext:value-type="float">
            <text:p>122980.164493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601659.959007" calcext:value-type="float">
            <text:p>1601659.959007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5120" calcext:value-type="float">
            <text:p>5120</text:p>
          </table:table-cell>
          <table:table-cell table:formula="of:=[.I2]" office:value-type="float" office:value="15360" calcext:value-type="float">
            <text:p>15360</text:p>
          </table:table-cell>
          <table:table-cell table:formula="of:=[.J2]" office:value-type="float" office:value="15283.58" calcext:value-type="float">
            <text:p>15283.58</text:p>
          </table:table-cell>
          <table:table-cell office:value-type="float" office:value="1631054.899361" calcext:value-type="float">
            <text:p>1631054.899361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5120" calcext:value-type="float">
            <text:p>5120</text:p>
          </table:table-cell>
          <table:table-cell table:formula="of:=[.I3]" office:value-type="float" office:value="15360" calcext:value-type="float">
            <text:p>15360</text:p>
          </table:table-cell>
          <table:table-cell table:formula="of:=[.J3]" office:value-type="float" office:value="15283.58" calcext:value-type="float">
            <text:p>15283.58</text:p>
          </table:table-cell>
          <table:table-cell office:value-type="float" office:value="623374.898403" calcext:value-type="float">
            <text:p>623374.898403</text:p>
          </table:table-cell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5120" calcext:value-type="float">
            <text:p>5120</text:p>
          </table:table-cell>
          <table:table-cell table:formula="of:=[.I4]" office:value-type="float" office:value="15360" calcext:value-type="float">
            <text:p>15360</text:p>
          </table:table-cell>
          <table:table-cell table:formula="of:=[.J4]" office:value-type="float" office:value="15283.58" calcext:value-type="float">
            <text:p>15283.58</text:p>
          </table:table-cell>
          <table:table-cell office:value-type="float" office:value="353024.516081" calcext:value-type="float">
            <text:p>353024.516081</text:p>
          </table:table-cell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5120" calcext:value-type="float">
            <text:p>5120</text:p>
          </table:table-cell>
          <table:table-cell table:formula="of:=[.I5]" office:value-type="float" office:value="15360" calcext:value-type="float">
            <text:p>15360</text:p>
          </table:table-cell>
          <table:table-cell table:formula="of:=[.J5]" office:value-type="float" office:value="15283.58" calcext:value-type="float">
            <text:p>15283.58</text:p>
          </table:table-cell>
          <table:table-cell office:value-type="float" office:value="145811.480148" calcext:value-type="float">
            <text:p>145811.480148</text:p>
          </table:table-cell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5120" calcext:value-type="float">
            <text:p>5120</text:p>
          </table:table-cell>
          <table:table-cell table:formula="of:=[.I6]" office:value-type="float" office:value="15360" calcext:value-type="float">
            <text:p>15360</text:p>
          </table:table-cell>
          <table:table-cell table:formula="of:=[.J6]" office:value-type="float" office:value="15283.58" calcext:value-type="float">
            <text:p>15283.58</text:p>
          </table:table-cell>
          <table:table-cell office:value-type="float" office:value="193974.408552" calcext:value-type="float">
            <text:p>193974.408552</text:p>
          </table:table-cell>
        </table:table-row>
        <table:table-row table:style-name="ro1">
          <table:table-cell table:formula="of:=[.A7]" office:value-type="string" office:string-value="c3.4xlarge" calcext:value-type="string">
            <text:p>c3.4xlarge</text:p>
          </table:table-cell>
          <table:table-cell table:formula="of:=[.$B$2]*[.D8]" office:value-type="float" office:value="512" calcext:value-type="float">
            <text:p>512</text:p>
          </table:table-cell>
          <table:table-cell table:formula="of:=[.$C$2]*[.D8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0240" calcext:value-type="float">
            <text:p>10240</text:p>
          </table:table-cell>
          <table:table-cell office:value-type="float" office:value="133136.364235" calcext:value-type="float">
            <text:p>133136.364235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634374.156299" calcext:value-type="float">
            <text:p>2634374.156299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10240" calcext:value-type="float">
            <text:p>10240</text:p>
          </table:table-cell>
          <table:table-cell table:formula="of:=[.I2]" office:value-type="float" office:value="30720" calcext:value-type="float">
            <text:p>30720</text:p>
          </table:table-cell>
          <table:table-cell table:formula="of:=[.J2]" office:value-type="float" office:value="30567.16" calcext:value-type="float">
            <text:p>30567.16</text:p>
          </table:table-cell>
          <table:table-cell office:value-type="float" office:value="2719735.073278" calcext:value-type="float">
            <text:p>2719735.073278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10240" calcext:value-type="float">
            <text:p>10240</text:p>
          </table:table-cell>
          <table:table-cell table:formula="of:=[.I3]" office:value-type="float" office:value="30720" calcext:value-type="float">
            <text:p>30720</text:p>
          </table:table-cell>
          <table:table-cell table:formula="of:=[.J3]" office:value-type="float" office:value="30567.16" calcext:value-type="float">
            <text:p>30567.16</text:p>
          </table:table-cell>
          <table:table-cell office:value-type="float" office:value="995128.402713" calcext:value-type="float">
            <text:p>995128.402713</text:p>
          </table:table-cell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10240" calcext:value-type="float">
            <text:p>10240</text:p>
          </table:table-cell>
          <table:table-cell table:formula="of:=[.I4]" office:value-type="float" office:value="30720" calcext:value-type="float">
            <text:p>30720</text:p>
          </table:table-cell>
          <table:table-cell table:formula="of:=[.J4]" office:value-type="float" office:value="30567.16" calcext:value-type="float">
            <text:p>30567.16</text:p>
          </table:table-cell>
          <table:table-cell office:value-type="float" office:value="573285.665084" calcext:value-type="float">
            <text:p>573285.665084</text:p>
          </table:table-cell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10240" calcext:value-type="float">
            <text:p>10240</text:p>
          </table:table-cell>
          <table:table-cell table:formula="of:=[.I5]" office:value-type="float" office:value="30720" calcext:value-type="float">
            <text:p>30720</text:p>
          </table:table-cell>
          <table:table-cell table:formula="of:=[.J5]" office:value-type="float" office:value="30567.16" calcext:value-type="float">
            <text:p>30567.16</text:p>
          </table:table-cell>
          <table:table-cell office:value-type="float" office:value="241874.869869" calcext:value-type="float">
            <text:p>241874.869869</text:p>
          </table:table-cell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10240" calcext:value-type="float">
            <text:p>10240</text:p>
          </table:table-cell>
          <table:table-cell table:formula="of:=[.I6]" office:value-type="float" office:value="30720" calcext:value-type="float">
            <text:p>30720</text:p>
          </table:table-cell>
          <table:table-cell table:formula="of:=[.J6]" office:value-type="float" office:value="30567.16" calcext:value-type="float">
            <text:p>30567.16</text:p>
          </table:table-cell>
          <table:table-cell office:value-type="float" office:value="279365.950416" calcext:value-type="float">
            <text:p>279365.950416</text:p>
          </table:table-cell>
        </table:table-row>
        <table:table-row table:style-name="ro1">
          <table:table-cell table:formula="of:=[.A7]" office:value-type="string" office:string-value="c3.4xlarge" calcext:value-type="string">
            <text:p>c3.4xlarge</text:p>
          </table:table-cell>
          <table:table-cell table:formula="of:=[.$B$2]*[.D8]" office:value-type="float" office:value="512" calcext:value-type="float">
            <text:p>512</text:p>
          </table:table-cell>
          <table:table-cell table:formula="of:=[.$C$2]*[.D8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0480" calcext:value-type="float">
            <text:p>20480</text:p>
          </table:table-cell>
          <table:table-cell office:value-type="float" office:value="176000.361624" calcext:value-type="float">
            <text:p>176000.361624</text:p>
          </table:table-cell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6623410.281979" calcext:value-type="float">
            <text:p>6623410.281979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20480" calcext:value-type="float">
            <text:p>20480</text:p>
          </table:table-cell>
          <table:table-cell table:formula="of:=[.I2]" office:value-type="float" office:value="61440" calcext:value-type="float">
            <text:p>61440</text:p>
          </table:table-cell>
          <table:table-cell table:formula="of:=[.J2]" office:value-type="float" office:value="61134.33" calcext:value-type="float">
            <text:p>61134.33</text:p>
          </table:table-cell>
          <table:table-cell office:value-type="float" office:value="6434475.71429" calcext:value-type="float">
            <text:p>6434475.71429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20480" calcext:value-type="float">
            <text:p>20480</text:p>
          </table:table-cell>
          <table:table-cell table:formula="of:=[.I3]" office:value-type="float" office:value="61440" calcext:value-type="float">
            <text:p>61440</text:p>
          </table:table-cell>
          <table:table-cell table:formula="of:=[.J3]" office:value-type="float" office:value="61134.33" calcext:value-type="float">
            <text:p>61134.33</text:p>
          </table:table-cell>
          <table:table-cell office:value-type="float" office:value="2259392.813728" calcext:value-type="float">
            <text:p>2259392.813728</text:p>
          </table:table-cell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20480" calcext:value-type="float">
            <text:p>20480</text:p>
          </table:table-cell>
          <table:table-cell table:formula="of:=[.I4]" office:value-type="float" office:value="61440" calcext:value-type="float">
            <text:p>61440</text:p>
          </table:table-cell>
          <table:table-cell table:formula="of:=[.J4]" office:value-type="float" office:value="61134.33" calcext:value-type="float">
            <text:p>61134.33</text:p>
          </table:table-cell>
          <table:table-cell office:value-type="float" office:value="1265710.450856" calcext:value-type="float">
            <text:p>1265710.450856</text:p>
          </table:table-cell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20480" calcext:value-type="float">
            <text:p>20480</text:p>
          </table:table-cell>
          <table:table-cell table:formula="of:=[.I5]" office:value-type="float" office:value="61440" calcext:value-type="float">
            <text:p>61440</text:p>
          </table:table-cell>
          <table:table-cell table:formula="of:=[.J5]" office:value-type="float" office:value="61134.33" calcext:value-type="float">
            <text:p>61134.33</text:p>
          </table:table-cell>
          <table:table-cell office:value-type="float" office:value="591161.348103" calcext:value-type="float">
            <text:p>591161.348103</text:p>
          </table:table-cell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20480" calcext:value-type="float">
            <text:p>20480</text:p>
          </table:table-cell>
          <table:table-cell table:formula="of:=[.I6]" office:value-type="float" office:value="61440" calcext:value-type="float">
            <text:p>61440</text:p>
          </table:table-cell>
          <table:table-cell table:formula="of:=[.J6]" office:value-type="float" office:value="61134.33" calcext:value-type="float">
            <text:p>61134.33</text:p>
          </table:table-cell>
          <table:table-cell office:value-type="float" office:value="553664.440551" calcext:value-type="float">
            <text:p>553664.440551</text:p>
          </table:table-cell>
        </table:table-row>
        <table:table-row table:style-name="ro1">
          <table:table-cell table:formula="of:=[.A7]" office:value-type="string" office:string-value="c3.4xlarge" calcext:value-type="string">
            <text:p>c3.4xlarge</text:p>
          </table:table-cell>
          <table:table-cell table:formula="of:=[.$B$2]*[.D8]" office:value-type="float" office:value="512" calcext:value-type="float">
            <text:p>512</text:p>
          </table:table-cell>
          <table:table-cell table:formula="of:=[.$C$2]*[.D8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40960" calcext:value-type="float">
            <text:p>40960</text:p>
          </table:table-cell>
          <table:table-cell office:value-type="float" office:value="287552.53329" calcext:value-type="float">
            <text:p>287552.53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0:31:29.285966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21:31.589538140</meta:creation-date>
    <meta:generator>LibreOffice/5.1.4.2$Linux_X86_64 LibreOffice_project/10m0$Build-2</meta:generator>
    <dc:date>2016-10-14T08:25:06.370973151</dc:date>
    <meta:editing-duration>PT9H32M29S</meta:editing-duration>
    <meta:editing-cycles>50</meta:editing-cycles>
    <dc:creator>Michael Gardner</dc:creator>
    <meta:document-statistic meta:table-count="5" meta:cell-count="440" meta:object-count="0"/>
  </office:meta>
</office:document-meta>
</file>